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verdana">
      <style:paragraph-properties fo:line-height="150%"/>
      <style:text-properties style:font-name="Verdana"/>
    </style:style>
    <style:style style:name="P2" style:family="paragraph" style:parent-style-name="verdana">
      <style:paragraph-properties fo:line-height="150%"/>
      <style:text-properties style:font-name="Verdana" officeooo:rsid="0017003f" officeooo:paragraph-rsid="0017003f"/>
    </style:style>
    <style:style style:name="P3" style:family="paragraph" style:parent-style-name="verdana">
      <style:paragraph-properties fo:line-height="150%"/>
      <style:text-properties style:font-name="Verdana" officeooo:rsid="0017ff51" officeooo:paragraph-rsid="0017ff51"/>
    </style:style>
    <style:style style:name="P4" style:family="paragraph" style:parent-style-name="verdana">
      <style:paragraph-properties fo:line-height="150%"/>
      <style:text-properties style:font-name="Verdana" officeooo:rsid="00196070" officeooo:paragraph-rsid="00196070"/>
    </style:style>
    <style:style style:name="P5" style:family="paragraph" style:parent-style-name="verdana">
      <style:paragraph-properties fo:line-height="150%"/>
      <style:text-properties officeooo:paragraph-rsid="00196070"/>
    </style:style>
    <style:style style:name="P6" style:family="paragraph" style:parent-style-name="verdana">
      <style:paragraph-properties fo:line-height="150%"/>
      <style:text-properties style:font-name="Verdana" officeooo:rsid="001ad44c" officeooo:paragraph-rsid="001ad44c"/>
    </style:style>
    <style:style style:name="P7" style:family="paragraph" style:parent-style-name="verdana">
      <style:paragraph-properties fo:line-height="150%"/>
      <style:text-properties style:font-name="Verdana" officeooo:rsid="001ad44c" officeooo:paragraph-rsid="001b8d08"/>
    </style:style>
    <style:style style:name="P8" style:family="paragraph" style:parent-style-name="verdana">
      <style:paragraph-properties fo:line-height="150%"/>
      <style:text-properties style:font-name="Verdana" officeooo:rsid="001ad44c" officeooo:paragraph-rsid="001d545b"/>
    </style:style>
    <style:style style:name="P9" style:family="paragraph" style:parent-style-name="verdana">
      <style:paragraph-properties fo:line-height="150%" fo:text-align="start" style:justify-single-word="false"/>
      <style:text-properties style:font-name="Verdana" officeooo:rsid="0017003f" officeooo:paragraph-rsid="0017003f"/>
    </style:style>
    <style:style style:name="T1" style:family="text">
      <style:text-properties officeooo:rsid="00196070"/>
    </style:style>
    <style:style style:name="T2" style:family="text">
      <style:text-properties style:font-name="Verdana" officeooo:rsid="00196070"/>
    </style:style>
    <style:style style:name="T3" style:family="text">
      <style:text-properties officeooo:rsid="001ad44c"/>
    </style:style>
    <style:style style:name="T4" style:family="text">
      <style:text-properties officeooo:rsid="001d545b"/>
    </style:style>
    <style:style style:name="T5" style:family="text">
      <style:text-properties officeooo:rsid="001b8d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te web CV</text:p>
      <text:p text:style-name="P1"/>
      <text:p text:style-name="P1">Jekyll ?</text:p>
      <text:p text:style-name="P1">Prend des fichiers .md ou .html et les transformes en sites statiques</text:p>
      <text:p text:style-name="P1">evite la gestion de BDD</text:p>
      <text:p text:style-name="P1">fonctionne svt de paire avec Girhub pages</text:p>
      <text:p text:style-name="P1"/>
      <text:p text:style-name="P2">Installation de Docker (conteneur) afin de ne pas avoir de mauvaise surprise en utlisant des repo Github publics</text:p>
      <text:p text:style-name="P2"/>
      <text:p text:style-name="P3">git clone (<text:span text:style-name="T1">avec </text:span>clé SSH)</text:p>
      <text:p text:style-name="P3">+ sécurisé</text:p>
      <text:p text:style-name="P3">pas besoin de log à chaque requete</text:p>
      <text:p text:style-name="P3"/>
      <text:p text:style-name="P4">J avais déjà paramétré une clé SSH, donc pas besoin de le refaire</text:p>
      <text:p text:style-name="P4">mais bien vérifier que tout est OK :</text:p>
      <text:p text:style-name="P5"><text:span text:style-name="T2">ssh -T git@github.com <text:s text:c="3"/>//doit répondre ‘Hi ...shell access’<text:line-break/></text:span></text:p>
      <text:p text:style-name="P4">Git Bash et non Power Shell sur VSCode</text:p>
      <text:p text:style-name="P4"/>
      <text:p text:style-name="P4"><text:tab/>Git clone du repo (check si on est dans le bon dossier)</text:p>
      <text:p text:style-name="P3"/>
      <text:p text:style-name="P3"><text:tab/><text:span text:style-name="T1">Creation fichier D</text:span><text:span text:style-name="T3">o</text:span><text:span text:style-name="T1">ckerfile</text:span></text:p>
      <text:p text:style-name="P3"><text:s text:c="7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Dockerfile :</text:p>
      <text:p text:style-name="P6">pas d extension <text:span text:style-name="T4">au fichier</text:span></text:p>
      <text:p text:style-name="P6">le contenu dépendra de ce que l on veut faire mais ces points sont à remplir</text:p>
      <text:p text:style-name="P6">- FROM+... syst d’expl ou env (comme ruby par ex)</text:p>
      <text:p text:style-name="P6">- RUN+... gere tous les outils dont on va avoir besoin (install de bibli par ex)</text:p>
      <text:p text:style-name="P7">- <text:span text:style-name="T5">WORKDIR+… chemin vers le repo de travail, d’où tout émanera</text:span></text:p>
      <text:p text:style-name="P8">- RUN gem install<text:span text:style-name="T4">+… i</text:span>nstall <text:span text:style-name="T4">ds</text:span>s dépendances de Ruby <text:span text:style-name="T4">=</text:span>gems pour Jekyll<text:line-break/><text:line-break/># Étape 6 : Exposer le port pour accéder au site localement (par défaut, Jekyll fonctionne sur le port 4000)<text:line-break/>EXPOSE 4000<text:line-break/><text:line-break/># Étape 7 : Commande pour démarrer Jekyll<text:line-break/>CMD ["bundle", "exec", "jekyll", "serve", "--host", "0.0.0.0"]<text:line-break/></text:p>
      <text:p text:style-name="P7"/>
      <text:p text:style-name="P7"><text:span text:style-name="T5">*sous Linux, la racine de « tout » est /*</text:span> </text:p>
      <text:p text:style-name="P9"><text:s text:c="4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verda" style:family="paragraph" style:parent-style-name="Standard">
      <style:text-properties officeooo:rsid="0015778a"/>
    </style:style>
    <style:style style:name="verdana" style:family="paragraph" style:parent-style-name="verd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1c1c1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c1c1c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7T16:16:15.087000000</meta:creation-date>
    <dc:date>2024-12-28T08:36:56.864000000</dc:date>
    <meta:editing-duration>PT14H17M33S</meta:editing-duration>
    <meta:editing-cycles>2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25" meta:word-count="233" meta:character-count="1316" meta:non-whitespace-character-count="1042"/>
  </office:meta>
</office:document-meta>
</file>